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nter" svg:font-family="Inter, BlinkMacSystemFont, 'Segoe UI', Roboto, Oxygen, Ubuntu, Cantarell, 'Fira Sans', 'Droid Sans', 'Helvetica Neue', sans-san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Heading">
      <style:text-properties officeooo:rsid="00046718" officeooo:paragraph-rsid="00046718"/>
    </style:style>
    <style:style style:name="P2" style:family="paragraph" style:parent-style-name="Standard">
      <style:text-properties officeooo:rsid="00046718" officeooo:paragraph-rsid="00046718"/>
    </style:style>
    <style:style style:name="P3" style:family="paragraph" style:parent-style-name="Text_20_body">
      <style:text-properties officeooo:rsid="00060169" officeooo:paragraph-rsid="00060169"/>
    </style:style>
    <style:style style:name="P4" style:family="paragraph" style:parent-style-name="Text_20_body">
      <style:text-properties officeooo:rsid="00080724" officeooo:paragraph-rsid="00080724"/>
    </style:style>
    <style:style style:name="P5" style:family="paragraph" style:parent-style-name="Text_20_body">
      <style:text-properties officeooo:rsid="00091979" officeooo:paragraph-rsid="00091979"/>
    </style:style>
    <style:style style:name="P6" style:family="paragraph" style:parent-style-name="Text_20_body">
      <style:text-properties officeooo:rsid="000a69a1" officeooo:paragraph-rsid="000a69a1"/>
    </style:style>
    <style:style style:name="P7" style:family="paragraph" style:parent-style-name="Text_20_body">
      <style:text-properties officeooo:rsid="000c0b60" officeooo:paragraph-rsid="000c0b60"/>
    </style:style>
    <style:style style:name="P8" style:family="paragraph" style:parent-style-name="Text_20_body">
      <style:text-properties officeooo:rsid="000d2073" officeooo:paragraph-rsid="000d2073"/>
    </style:style>
    <style:style style:name="P9" style:family="paragraph" style:parent-style-name="Text_20_body">
      <style:text-properties officeooo:paragraph-rsid="000d2073"/>
    </style:style>
    <style:style style:name="P10" style:family="paragraph" style:parent-style-name="Text_20_body">
      <style:text-properties officeooo:rsid="000eacfb" officeooo:paragraph-rsid="000eacfb"/>
    </style:style>
    <style:style style:name="P11" style:family="paragraph" style:parent-style-name="Text_20_body">
      <style:text-properties officeooo:paragraph-rsid="000eacfb"/>
    </style:style>
    <style:style style:name="P12" style:family="paragraph" style:parent-style-name="Text_20_body">
      <style:text-properties officeooo:rsid="001071e5" officeooo:paragraph-rsid="001071e5"/>
    </style:style>
    <style:style style:name="P13" style:family="paragraph" style:parent-style-name="Text_20_body">
      <style:text-properties officeooo:rsid="00125f40" officeooo:paragraph-rsid="00125f40"/>
    </style:style>
    <style:style style:name="P14" style:family="paragraph" style:parent-style-name="Text_20_body">
      <style:text-properties style:text-underline-style="solid" style:text-underline-width="auto" style:text-underline-color="font-color" officeooo:rsid="00125f40" officeooo:paragraph-rsid="00125f40"/>
    </style:style>
    <style:style style:name="P15" style:family="paragraph" style:parent-style-name="Text_20_body">
      <style:text-properties officeooo:rsid="0013aa94" officeooo:paragraph-rsid="0013aa94"/>
    </style:style>
    <style:style style:name="P16" style:family="paragraph" style:parent-style-name="Text_20_body">
      <style:text-properties officeooo:rsid="00159050" officeooo:paragraph-rsid="00159050"/>
    </style:style>
    <style:style style:name="P17" style:family="paragraph" style:parent-style-name="Text_20_body">
      <style:text-properties officeooo:rsid="00159050" officeooo:paragraph-rsid="00159050" fo:background-color="transparent"/>
    </style:style>
    <style:style style:name="P18" style:family="paragraph" style:parent-style-name="Text_20_body">
      <style:text-properties officeooo:rsid="0015c8c7" officeooo:paragraph-rsid="0015c8c7" fo:background-color="transparent"/>
    </style:style>
    <style:style style:name="P19" style:family="paragraph" style:parent-style-name="Text_20_body">
      <style:text-properties officeooo:rsid="0013aa94" officeooo:paragraph-rsid="0016ea88" fo:background-color="transparent"/>
    </style:style>
    <style:style style:name="P20" style:family="paragraph" style:parent-style-name="Text_20_body">
      <style:text-properties officeooo:rsid="00187568" officeooo:paragraph-rsid="00187568"/>
    </style:style>
    <style:style style:name="P21" style:family="paragraph" style:parent-style-name="Text_20_body">
      <style:text-properties officeooo:rsid="0018f46b" officeooo:paragraph-rsid="0018f46b"/>
    </style:style>
    <style:style style:name="P22" style:family="paragraph" style:parent-style-name="Text_20_body">
      <style:text-properties style:font-name="Liberation Serif" officeooo:paragraph-rsid="001ad1bf"/>
    </style:style>
    <style:style style:name="P23" style:family="paragraph" style:parent-style-name="Heading_20_2">
      <style:text-properties officeooo:paragraph-rsid="00091979"/>
    </style:style>
    <style:style style:name="P24" style:family="paragraph" style:parent-style-name="Heading_20_2" style:list-style-name="">
      <style:text-properties officeooo:paragraph-rsid="001d13ee"/>
    </style:style>
    <style:style style:name="P25" style:family="paragraph" style:parent-style-name="Heading_20_2">
      <style:text-properties officeooo:paragraph-rsid="000eacfb"/>
    </style:style>
    <style:style style:name="P26" style:family="paragraph" style:parent-style-name="Heading_20_2">
      <style:paragraph-properties fo:break-before="page"/>
      <style:text-properties officeooo:paragraph-rsid="001d13ee"/>
    </style:style>
    <style:style style:name="P27" style:family="paragraph" style:parent-style-name="Heading_20_2">
      <style:text-properties officeooo:paragraph-rsid="001f8714"/>
    </style:style>
    <style:style style:name="P28" style:family="paragraph" style:parent-style-name="Heading_20_3">
      <style:text-properties style:font-name="Liberation Sans" fo:font-size="12pt" fo:font-weight="bold" officeooo:rsid="001ad1bf" officeooo:paragraph-rsid="001ad1bf" style:font-name-asian="Microsoft YaHei" style:font-size-asian="12pt" style:font-weight-asian="bold" style:font-name-complex="Lucida Sans" style:font-size-complex="12pt" style:font-weight-complex="bold"/>
    </style:style>
    <style:style style:name="P29" style:family="paragraph" style:parent-style-name="Heading_20_3">
      <style:text-properties style:font-name="Liberation Sans" fo:font-size="12pt" fo:font-weight="bold" officeooo:rsid="001fc3be" officeooo:paragraph-rsid="001fc3be" style:font-name-asian="Microsoft YaHei" style:font-size-asian="12pt" style:font-weight-asian="bold" style:font-name-complex="Lucida Sans" style:font-size-complex="12pt" style:font-weight-complex="bold"/>
    </style:style>
    <style:style style:name="P30" style:family="paragraph" style:parent-style-name="Heading_20_3">
      <style:text-properties style:font-name="Liberation Sans" fo:font-size="12pt" fo:font-weight="bold" officeooo:rsid="00214f01" officeooo:paragraph-rsid="00214f01" style:font-name-asian="Microsoft YaHei" style:font-size-asian="12pt" style:font-weight-asian="bold" style:font-name-complex="Lucida Sans" style:font-size-complex="12pt" style:font-weight-complex="bold"/>
    </style:style>
    <style:style style:name="P31" style:family="paragraph" style:parent-style-name="Heading_20_3">
      <style:text-properties style:font-name="Liberation Sans" fo:font-size="12pt" fo:font-weight="bold" officeooo:rsid="0021c718" officeooo:paragraph-rsid="0021c718" style:font-name-asian="Microsoft YaHei" style:font-size-asian="12pt" style:font-weight-asian="bold" style:font-name-complex="Lucida Sans" style:font-size-complex="12pt" style:font-weight-complex="bold"/>
    </style:style>
    <style:style style:name="P32" style:family="paragraph" style:parent-style-name="Heading_20_3">
      <style:text-properties officeooo:rsid="001fc3be" officeooo:paragraph-rsid="001fc3be"/>
    </style:style>
    <style:style style:name="P33" style:family="paragraph" style:parent-style-name="Text_20_body" style:list-style-name="L1">
      <style:text-properties officeooo:rsid="00046718" officeooo:paragraph-rsid="00046718"/>
    </style:style>
    <style:style style:name="P34" style:family="paragraph" style:parent-style-name="Text_20_body" style:list-style-name="L1">
      <style:text-properties officeooo:rsid="00060169" officeooo:paragraph-rsid="00060169"/>
    </style:style>
    <style:style style:name="P35" style:family="paragraph" style:parent-style-name="Text_20_body">
      <style:text-properties fo:font-weight="normal" officeooo:rsid="0018f46b" officeooo:paragraph-rsid="0018f46b" style:font-weight-asian="normal" style:font-weight-complex="normal"/>
    </style:style>
    <style:style style:name="P36" style:family="paragraph" style:parent-style-name="Text_20_body">
      <style:text-properties fo:font-weight="normal" officeooo:rsid="0021c718" officeooo:paragraph-rsid="0021c718" style:font-weight-asian="normal" style:font-weight-complex="normal"/>
    </style:style>
    <style:style style:name="P37" style:family="paragraph" style:parent-style-name="Text_20_body">
      <style:text-properties fo:font-weight="normal" officeooo:rsid="00234a9c" officeooo:paragraph-rsid="00234a9c" style:font-weight-asian="normal" style:font-weight-complex="normal"/>
    </style:style>
    <style:style style:name="P38" style:family="paragraph" style:parent-style-name="Text_20_body">
      <style:text-properties officeooo:rsid="001d13ee" officeooo:paragraph-rsid="001d13ee"/>
    </style:style>
    <style:style style:name="P39" style:family="paragraph" style:parent-style-name="Text_20_body">
      <style:text-properties officeooo:rsid="001f8714" officeooo:paragraph-rsid="001f8714"/>
    </style:style>
    <style:style style:name="P40" style:family="paragraph" style:parent-style-name="Text_20_body">
      <style:text-properties officeooo:rsid="001fc3be" officeooo:paragraph-rsid="001fc3be"/>
    </style:style>
    <style:style style:name="P41" style:family="paragraph" style:parent-style-name="Text_20_body">
      <style:text-properties officeooo:rsid="00214f01" officeooo:paragraph-rsid="00214f01"/>
    </style:style>
    <style:style style:name="P42" style:family="paragraph" style:parent-style-name="Text_20_body">
      <style:text-properties officeooo:paragraph-rsid="00214f01"/>
    </style:style>
    <style:style style:name="P43" style:family="paragraph" style:parent-style-name="Text_20_body">
      <style:text-properties fo:font-weight="bold" officeooo:rsid="00214f01" officeooo:paragraph-rsid="00214f01" style:font-weight-asian="bold" style:font-weight-complex="bold"/>
    </style:style>
    <style:style style:name="T1" style:family="text">
      <style:text-properties officeooo:rsid="00091979"/>
    </style:style>
    <style:style style:name="T2" style:family="text">
      <style:text-properties style:font-name="Liberation Sans" fo:font-size="16.1000003814697pt" fo:font-weight="bold" officeooo:rsid="000a69a1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3" style:family="text">
      <style:text-properties style:font-name="Liberation Sans" fo:font-size="16.1000003814697pt" fo:font-weight="bold" officeooo:rsid="000eacfb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4" style:family="text">
      <style:text-properties style:font-name="Liberation Sans" fo:font-size="16.1000003814697pt" fo:font-weight="bold" officeooo:rsid="001d13ee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5" style:family="text">
      <style:text-properties style:font-name="Liberation Sans" fo:font-size="16.1000003814697pt" fo:font-weight="bold" officeooo:rsid="001f8714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6" style:family="text">
      <style:text-properties style:font-name="Liberation Sans" fo:font-size="12pt" fo:font-weight="bold" style:font-name-asian="Microsoft YaHei" style:font-size-asian="12pt" style:font-weight-asian="bold" style:font-name-complex="Lucida Sans" style:font-size-complex="12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14f01" style:font-weight-asian="bold" style:font-weight-complex="bold"/>
    </style:style>
    <style:style style:name="T9" style:family="text">
      <style:text-properties officeooo:rsid="000d2073"/>
    </style:style>
    <style:style style:name="T10" style:family="text">
      <style:text-properties style:text-position="sub 58%"/>
    </style:style>
    <style:style style:name="T11" style:family="text">
      <style:text-properties style:text-position="super 58%" officeooo:rsid="000e50ac"/>
    </style:style>
    <style:style style:name="T12" style:family="text">
      <style:text-properties officeooo:rsid="000eacfb"/>
    </style:style>
    <style:style style:name="T13" style:family="text">
      <style:text-properties officeooo:rsid="001071e5"/>
    </style:style>
    <style:style style:name="T14" style:family="text">
      <style:text-properties officeooo:rsid="00123182"/>
    </style:style>
    <style:style style:name="T15" style:family="text">
      <style:text-properties style:text-underline-style="none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background-color="#ffff00" loext:char-shading-value="0"/>
    </style:style>
    <style:style style:name="T18" style:family="text">
      <style:text-properties officeooo:rsid="00187568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font-name="Liberation Serif"/>
    </style:style>
    <style:style style:name="T21" style:family="text">
      <style:text-properties style:font-name="Liberation Serif" fo:language="pt" fo:country="PT"/>
    </style:style>
    <style:style style:name="T22" style:family="text">
      <style:text-properties style:font-name="Liberation Serif" officeooo:rsid="001c6bfc" style:font-name-asian="NSimSun1" style:font-name-complex="Liberation Mono"/>
    </style:style>
    <style:style style:name="T23" style:family="text">
      <style:text-properties officeooo:rsid="001dd710"/>
    </style:style>
    <style:style style:name="T24" style:family="text">
      <style:text-properties fo:color="#8ab4f8" loext:opacity="100%"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style:text-line-through-style="solid" style:text-line-through-type="single"/>
    </style:style>
    <style:style style:name="T26" style:family="text">
      <style:text-properties style:text-line-through-style="none" style:text-line-through-type="none"/>
    </style:style>
    <style:style style:name="T27" style:family="text">
      <style:text-properties officeooo:rsid="00234a9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urso de HTML5 e CSS3</text:p>
      <text:p text:style-name="P2"/>
      <text:p text:style-name="P1">Repositório no Github</text:p>
      <text:list xml:id="list1021278868" text:style-name="L1">
        <text:list-item>
          <text:p text:style-name="P33">github.com/gustavoguanabara</text:p>
        </text:list-item>
        <text:list-item>
          <text:p text:style-name="P34">gustavoguanabara.github.io</text:p>
        </text:list-item>
      </text:list>
      <text:p text:style-name="P3"/>
      <text:h text:style-name="Heading_20_2" text:outline-level="2"><text:span text:style-name="T2">Cap.</text:span> 07 – Semântica</text:h>
      <text:p text:style-name="P4">Tag para informar endereços: <text:line-break/>&lt;address&gt;Rua Tupi, 118&lt;/address&gt;</text:p>
      <text:p text:style-name="P4"/>
      <text:h text:style-name="P23" text:outline-level="2"><text:span text:style-name="T2">Cap.</text:span><text:span text:style-name="T1"> 08 – Negrito e Itálico</text:span></text:h>
      <text:p text:style-name="P5">&lt;b&gt; e &lt;i&gt; <text:s/>funcionam, porém, não possuem o sentido semântico.<text:line-break/>O ideal é utilizar o <text:span text:style-name="T7">&lt;strong&gt;</text:span> para negrito e o <text:span text:style-name="T7">&lt;em&gt;</text:span> para itálico.</text:p>
      <text:p text:style-name="P6"><text:span text:style-name="T7">&lt;small&gt;</text:span> é semântico e deixa o texto menor. </text:p>
      <text:p text:style-name="P6"><text:line-break/>Sublinhar com a tag &lt;u&gt; também não é indicado. <text:line-break/><text:span text:style-name="T7">&lt;ins&gt;</text:span> é a forma semântica de sublinhar. </text:p>
      <text:p text:style-name="P6"/>
      <text:p text:style-name="P7">Também podemos riscar os textos com a tag <text:span text:style-name="T7">&lt;del&gt;</text:span>texto<text:span text:style-name="T7">&lt;/del&gt;</text:span>, que significa: texto deletado.<text:line-break/> </text:p>
      <text:h text:style-name="Heading_20_3" text:outline-level="3">Formatações Adicionais</text:h>
      <text:p text:style-name="P6">Podemos criar um marcador para destacar o texto usando a tag &lt;mark&gt;texto&lt;/mark&gt;</text:p>
      <text:p text:style-name="P6"/>
      <text:p text:style-name="P9"><text:span text:style-name="T9">Com a tag &lt;sup&gt; criamos textos que ficarão menores e acima do texto padrão. <text:line-break/>Como, por exemplo: X</text:span><text:span text:style-name="T11">20</text:span></text:p>
      <text:p text:style-name="P8">Com a tag &lt;sub&gt; criamos textos que ficarão menores e abaixo do texto padrão. </text:p>
      <text:p text:style-name="P8">Como, por exemplo: H<text:span text:style-name="T10">2 </text:span>O</text:p>
      <text:h text:style-name="Heading_20_3" text:outline-level="3"><text:span text:style-name="T18"><text:line-break/>Formatação Global</text:span> </text:h>
      <text:p text:style-name="P20">Com a tag <text:span text:style-name="T7">*</text:span><text:span text:style-name="T19"> (asterisco) declarada no css podemos definir parâmetros globais como margin: 0; por exemplo.</text:span></text:p>
      <text:h text:style-name="P25" text:outline-level="2"><text:soft-page-break/><text:span text:style-name="T12">Cap. 17, </text:span><text:span text:style-name="T13">Aula 6</text:span><text:span text:style-name="T12"> – Variáveis em C</text:span><text:span text:style-name="T3">SS</text:span></text:h>
      <text:p text:style-name="P11"/>
      <text:p text:style-name="P10">Variáveis em CSS servem para facilitar a vida possibilitando o uso de nomenclaturas para determinados atributos que serão repetidos no site como, por exemplo, cores e fontes. </text:p>
      <text:p text:style-name="P10">Supomos que tenha vários elementos que queira colocar a cor preta. Em vez de atribuir o hexadecimal em cada elemento, tendo que alterar 1 a 1 no futuro caso precise alterar essa cor, posso criar uma única variável com o nome: “cor-escura”. </text:p>
      <text:p text:style-name="P10">Sempre que precisar alterar essa cor como, por exemplo, em campanhas de dia das mulheres ou novembro azul, basta alterar o hexadecimal da “cor-escura” e a nova cor será automaticamente atribuída a todos os locais onde declarei a variável.</text:p>
      <text:p text:style-name="P10">Como fazer: </text:p>
      <text:p text:style-name="P10">Na Folha de estilos, crie um :root para declarar suas variáveis globais e inclua os atributos com seus nomes precedidos por dois traços “--”. </text:p>
      <text:p text:style-name="P10">:root {</text:p>
      <text:p text:style-name="P10"><text:tab/>--cor-escura: #000;<text:line-break/><text:tab/>--cor-media: #333;<text:line-break/><text:tab/>--cor-nome-qualquer-<text:span text:style-name="T13">ou-numero</text:span>: #156759;</text:p>
      <text:p text:style-name="P10"><text:tab/>--<text:span text:style-name="T13">fonte-padrao: Arial, Verdana, Helvetica, sans-serif;</text:span></text:p>
      <text:p text:style-name="P10">}</text:p>
      <text:p text:style-name="P10">Aplique onde quiser utilizando-se da tag var(--nome-<text:span text:style-name="T13">d</text:span>o-<text:span text:style-name="T13">a</text:span>tributo): </text:p>
      <text:p text:style-name="P10">body {</text:p>
      <text:p text:style-name="P10"><text:tab/>background-color: var(cor-escura);</text:p>
      <text:p text:style-name="P10">}</text:p>
      <text:p text:style-name="P10"/>
      <text:h text:style-name="Heading_20_2" text:outline-level="2">Adicionando fontes <text:span text:style-name="T14">personalizadas</text:span></text:h>
      <text:p text:style-name="P12">Existem várias formas de adicionar fontes <text:span text:style-name="T14">personalizadas possibilitando</text:span> incluí-las as variáveis. <text:span text:style-name="T14">Algumas delas: </text:span></text:p>
      <text:h text:style-name="Heading_20_3" text:outline-level="3">@Import – Importar por URL (ex: Google fontes)</text:h>
      <text:p text:style-name="P14"><text:span text:style-name="T15">No arquivo css, digite </text:span>@import url(“url-da-fonte-online”);</text:p>
      <text:p text:style-name="P13">Essa URL pode ser encontrada facilmente em sites que disponibilizam fontes online como o Google Fontes. </text:p>
      <text:p text:style-name="P15">O 2º passo é declarar essa fonte em seu elemento. Seja ele uma div, class, variável, etc, é preciso incluir seu nome entre aspas simples ao declará-lo no elemento. Ex: <text:span text:style-name="T16">font-family: ‘Nome da Fonte’.</text:span> </text:p>
      <text:p text:style-name="P15"/>
      <text:h text:style-name="Heading_20_3" text:outline-level="3"><text:soft-page-break/>@font-face – Importar fonte de arquivos</text:h>
      <text:p text:style-name="P16">No arquivo css, digite: </text:p>
      <text:p text:style-name="P16">@font-face {</text:p>
      <text:p text:style-name="P16"><text:tab/>font-family: ‘nome-da-fonte-entre-aspas-simples’;<text:line-break/><text:tab/>src: url(‘caminho-onde-o-arquivo-da-fonte-está’) format(‘formato-da-fonte’);</text:p>
      <text:p text:style-name="P16"><text:tab/><text:span text:style-name="T17">Exemplo de formatos de fonte: opentype.</text:span></text:p>
      <text:p text:style-name="P17"><text:tab/>Demais-atributos: ;<text:line-break/><text:tab/>demais-atributos-2: ;</text:p>
      <text:p text:style-name="P17"><text:tab/><text:span text:style-name="T17">Pode-se incluir tamanho padrão da fonte, peso, cor, etc.</text:span></text:p>
      <text:p text:style-name="P18">}</text:p>
      <text:p text:style-name="P19">O 2º passo é declarar essa fonte em seu elemento. Seja ele uma div, class, variável, etc, é preciso incluir seu nome entre aspas simples ao declará-lo no elemento. Ex: <text:span text:style-name="T16">font-family: ‘Nome da Fonte’.</text:span> </text:p>
      <text:p text:style-name="P19"/>
      <text:h text:style-name="Heading_20_2" text:outline-level="2">Cap 17, Aula 7 – Responsividade </text:h>
      <text:p text:style-name="P21">O tamanho mínimo para telas é <text:span text:style-name="T7">320px</text:span> e pode ser declarado através da tag <text:span text:style-name="T7">min-width</text:span><text:span text:style-name="T19"> em css. </text:span></text:p>
      <text:p text:style-name="P21"><text:span text:style-name="T19">O tamanho indicado para telas grandes é entre </text:span><text:span text:style-name="T7">1000</text:span><text:span text:style-name="T19"> e </text:span><text:span text:style-name="T7">1200px</text:span><text:span text:style-name="T19"> e pode ser indicado através da tag </text:span><text:span text:style-name="T7">max-width</text:span><text:span text:style-name="T19">. </text:span></text:p>
      <text:p text:style-name="P35"/>
      <text:h text:style-name="Heading_20_3" text:outline-level="3">Alinhamento responsivo</text:h>
      <text:p text:style-name="P21">A tag <text:span text:style-name="T7">margin: auto</text:span> centraliza os elementos lateralmente. </text:p>
      <text:p text:style-name="P21"/>
      <text:h text:style-name="P28" text:outline-level="3">Trocando Imagens de acordo com o tamanho da tela </text:h>
      <text:p text:style-name="Standard"><text:span text:style-name="T20">O </text:span><text:span text:style-name="Strong_20_Emphasis"><text:span text:style-name="T20">elemento HTML </text:span></text:span><text:span text:style-name="Strong_20_Emphasis"><text:span text:style-name="Source_20_Text"><text:span text:style-name="T20">&lt;picture&gt; </text:span></text:span></text:span><text:span text:style-name="T20">é um container usado para especificar múltiplos elementos </text:span><text:a xlink:type="simple" xlink:href="https://developer.mozilla.org/pt-BR/docs/Web/HTML/Element/Source" text:style-name="Internet_20_link" text:visited-style-name="Visited_20_Internet_20_Link"><text:span text:style-name="Source_20_Text"><text:span text:style-name="T20">&lt;source&gt;</text:span></text:span></text:a><text:span text:style-name="Source_20_Text"><text:span text:style-name="T20"> </text:span></text:span><text:span text:style-name="T20">para um elemento específico </text:span><text:a xlink:type="simple" xlink:href="https://developer.mozilla.org/pt-BR/docs/Web/HTML/Element/img" text:style-name="Internet_20_link" text:visited-style-name="Visited_20_Internet_20_Link"><text:span text:style-name="Source_20_Text"><text:span text:style-name="T20">&lt;img&gt;</text:span></text:span></text:a><text:span text:style-name="Source_20_Text"><text:span text:style-name="T20"> </text:span></text:span><text:span text:style-name="T20">contido nele. O navegador irá escolher a imagem mais adequada de acordo com o layout atual da página,</text:span><text:bookmark text:name="result_box"/><text:span text:style-name="T20"> </text:span><text:span text:style-name="T21">características do dispositivo em que será exibido</text:span><text:span text:style-name="T20"> </text:span></text:p>
      <text:p text:style-name="P22"/>
      <text:p text:style-name="Text_20_body"><text:span text:style-name="Source_20_Text"><text:span text:style-name="T20">&lt;picture&gt;</text:span></text:span></text:p>
      <text:p text:style-name="Text_20_body"><text:span text:style-name="Source_20_Text"><text:span text:style-name="T20"><text:s/>&lt;source srcset="mdn-logo-wide.png" media="(m</text:span></text:span><text:span text:style-name="Source_20_Text"><text:span text:style-name="T22">ax</text:span></text:span><text:span text:style-name="Source_20_Text"><text:span text:style-name="T20">-width: 600px)"&gt;</text:span></text:span></text:p>
      <text:p text:style-name="Text_20_body"><text:span text:style-name="Source_20_Text"><text:span text:style-name="T20"><text:s/>&lt;img src="mdn-logo-narrow.png" alt="MDN"&gt;</text:span></text:span></text:p>
      <text:p text:style-name="Text_20_body"><text:span text:style-name="Source_20_Text"><text:span text:style-name="T20">&lt;/picture&gt;</text:span></text:span></text:p>
      <text:p text:style-name="Text_20_body"/>
      <text:h text:style-name="P24" text:outline-level="2"/>
      <text:h text:style-name="P26" text:outline-level="2">Cap 17, Aula <text:span text:style-name="T4">9</text:span> – <text:span text:style-name="T4">Configurando o header</text:span> </text:h>
      <text:p text:style-name="P38">Para ter um efeito degradê no fundo devemos incluir a tag “Background-image” seguida da função “Linear-gradient(posicionamento, cor1, cor2...)” dessa forma na folha de estilos: </text:p>
      <text:p text:style-name="P38">background-image: linear-gradient(to bottom, <text:span text:style-name="T23">red, black); </text:span></text:p>
      <text:h text:style-name="P27" text:outline-level="2">Cap 17, Aula <text:span text:style-name="T5">11</text:span> – R<text:span text:style-name="T5">odapé e conteúdos periféricos</text:span> </text:h>
      <text:p text:style-name="P39">Posso alterar o css de elementos específicos utilizando a hierarquia css. </text:p>
      <text:p text:style-name="P39">footer &gt; p &gt; a {} eu altero somente os “a” que estão dentro de parágrafos do footer.</text:p>
      <text:h text:style-name="P32" text:outline-level="3"><text:span text:style-name="T6">Ajustar posicionamento dos marcadores de listas</text:span></text:h>
      <text:p text:style-name="P40">Por padrão, os marcadores vem habilitados com a função “list-style-position: outside”. Isso faz com que as “bolinhas” fiquem fora das divs, quebrando o visual/alinhamento do site.</text:p>
      <text:p text:style-name="P40">Para corrigir isso, basta incluir “<text:span text:style-name="T7">list-style-position: inside;</text:span>”.</text:p>
      <text:p text:style-name="P39"/>
      <text:h text:style-name="P29" text:outline-level="3">Dividir listas em colunas</text:h>
      <text:p text:style-name="P40">Para dividir listas em colunas, basta acrescentarmos a instrução: “columns: numero de colunas”. Ex:</text:p>
      <text:p text:style-name="P40">lista {</text:p>
      <text:p text:style-name="P40">columns: 3;</text:p>
      <text:p text:style-name="P40">}</text:p>
      <text:h text:style-name="P30" text:outline-level="3">Alterar estilo dos marcadores da lista</text:h>
      <text:p text:style-name="P41">Para alterar os estilos da lista basta usar um “list-style-type: tipo”. </text:p>
      <text:p text:style-name="P41">Para incluir “emojis” nesse estilo, basta encontra o código deste emoji e incluí-lo com uma bara invertida na frente. Ex: </text:p>
      <text:p text:style-name="P42"><text:span text:style-name="T8">list-style-type: \2714; (o “2714” é igual a um check </text:span><text:a xlink:type="simple" xlink:href="https://emojipedia.org/check-mark/" text:style-name="Internet_20_link" text:visited-style-name="Visited_20_Internet_20_Link"><text:span text:style-name="T24">✔️</text:span></text:a><text:span text:style-name="T8">)</text:span></text:p>
      <text:p text:style-name="P42"/>
      <text:p text:style-name="P41">Para incluir mais espaços entre o marcador e o conteúdo, basta adicionar o código referente aos espaços logo em sequência ao código, separado por barras invertidas. Ex: </text:p>
      <text:p text:style-name="P43">list-style-type: \2714\00A0\00A0 <text:span text:style-name="T19">(neste exemplo usei dois espaços)</text:span></text:p>
      <text:p text:style-name="P43"><text:span text:style-name="T19"/></text:p>
      <text:h text:style-name="P31" text:outline-level="3">Margens negativas</text:h>
      <text:p text:style-name="P36">É possível criar margens negativas simplesmente declarando a margem e colocando um “-” antes do seus números declarados. </text:p>
      <text:p text:style-name="P36">Ex.: margin-left: <text:span text:style-name="T26">10px; magin-top: -10px; </text:span></text:p>
      <text:p text:style-name="P36"/>
      <text:p text:style-name="P36"><text:soft-page-break/>“::<text:span text:style-name="T27">after” inclui atributos após o elemento em questão. Ex.: </text:span></text:p>
      <text:p text:style-name="P37">a::after {</text:p>
      <text:p text:style-name="P37">content: ‘marcel’</text:p>
      <text:p text:style-name="P37">}</text:p>
      <text:p text:style-name="P37">Este código inclui o texto “marcel” após todos os elementos “a”. </text:p>
      <text:p text:style-name="P37">O mesmo serve para o ::before. Porém, este inclui elementos antes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nter" svg:font-family="Inter, BlinkMacSystemFont, 'Segoe UI', Roboto, Oxygen, Ubuntu, Cantarell, 'Fira Sans', 'Droid Sans', 'Helvetica Neue', sans-san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18f46b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1T08:03:10.332000000</meta:creation-date>
    <dc:date>2022-03-26T09:58:30.825000000</dc:date>
    <meta:editing-duration>PT2H20M46S</meta:editing-duration>
    <meta:editing-cycles>22</meta:editing-cycles>
    <meta:generator>LibreOffice/7.2.0.4$Windows_X86_64 LibreOffice_project/9a9c6381e3f7a62afc1329bd359cc48accb6435b</meta:generator>
    <meta:document-statistic meta:table-count="0" meta:image-count="0" meta:object-count="0" meta:page-count="5" meta:paragraph-count="87" meta:word-count="868" meta:character-count="5762" meta:non-whitespace-character-count="4927"/>
  </office:meta>
</office:document-meta>
</file>